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6290909090909cm"/>
    </style:style>
    <style:style style:name="co2" style:family="table-column">
      <style:table-column-properties fo:break-before="auto" style:column-width="1.68563636363636cm"/>
    </style:style>
    <style:style style:name="co3" style:family="table-column">
      <style:table-column-properties fo:break-before="auto" style:column-width="1.75490909090909cm"/>
    </style:style>
    <style:style style:name="co4" style:family="table-column">
      <style:table-column-properties fo:break-before="auto" style:column-width="5.74963636363636cm"/>
    </style:style>
    <style:style style:name="co5" style:family="table-column">
      <style:table-column-properties fo:break-before="auto" style:column-width="3.53290909090909cm"/>
    </style:style>
    <style:style style:name="co6" style:family="table-column">
      <style:table-column-properties fo:break-before="auto" style:column-width="1.03909090909091cm"/>
    </style:style>
    <style:style style:name="co7" style:family="table-column">
      <style:table-column-properties fo:break-before="auto" style:column-width="9.69818181818182cm"/>
    </style:style>
    <style:style style:name="co8" style:family="table-column">
      <style:table-column-properties fo:break-before="auto" style:column-width="1.8472727272727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3.3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ro6" style:family="table-row">
      <style:table-row-properties style:row-height="12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_From_Proj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rom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103" table:style-name="ce9">
            <text:p>10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table:style-name="ce9"/>
          <table:table-cell office:value-type="float" office:value="5" table:style-name="ce8">
            <text:p>5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73" table:style-name="ce9">
            <text:p>7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78" table:style-name="ce9">
            <text:p>7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77" table:style-name="ce9">
            <text:p>7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71" table:style-name="ce9">
            <text:p>7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158" table:style-name="ce9">
            <text:p>15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457" table:style-name="ce9">
            <text:p>457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112" table:style-name="ce9">
            <text:p>112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113" table:style-name="ce9">
            <text:p>11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77" table:style-name="ce9">
            <text:p>7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13" table:style-name="ce9">
            <text:p>11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136" table:style-name="ce9">
            <text:p>136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93" table:style-name="ce9">
            <text:p>19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221" table:style-name="ce9">
            <text:p>22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93" table:style-name="ce9">
            <text:p>19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93" table:style-name="ce9">
            <text:p>19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407" table:style-name="ce9">
            <text:p>40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93" table:style-name="ce9">
            <text:p>19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335" table:style-name="ce9">
            <text:p>33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374" table:style-name="ce9">
            <text:p>37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127" table:style-name="ce9">
            <text:p>12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111 &amp; 362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30" table:formula="of:=SUM([.F9:.F55])" table:style-name="ce8">
            <text:p>3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</table:table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12">
            <text:p>29-6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float" office:value="269" table:style-name="ce9">
            <text:p>26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float" office:value="280" table:style-name="ce9">
            <text:p>28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float" office:value="343" table:style-name="ce9">
            <text:p>34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9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string" table:style-name="ce12">
            <text:p>47/26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float" office:value="269" table:style-name="ce9">
            <text:p>26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office:value-type="string" table:style-name="ce12">
            <text:p>181/133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float" office:value="395" table:style-name="ce9">
            <text:p>39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1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float" office:value="77" table:style-name="ce9">
            <text:p>7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9">
            <text:p>76 &amp; 77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faceVal and string c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float" office:value="181" table:style-name="ce9">
            <text:p>181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table:style-name="ce9"/>
          <table:table-cell office:value-type="float" office:value="2" table:style-name="ce8">
            <text:p>2</text:p>
          </table:table-cell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float" office:value="79" table:style-name="ce9">
            <text:p>79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float" office:value="181" table:style-name="ce9">
            <text:p>181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float" office:value="123" table:style-name="ce9">
            <text:p>123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float" office:value="157" table:style-name="ce9">
            <text:p>15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float" office:value="244" table:style-name="ce9">
            <text:p>24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office:value-type="float" office:value="462" table:style-name="ce9">
            <text:p>46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2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RCC RCCD</meta:initial-creator>
    <dc:creator>UtotingPuwet</dc:creator>
    <meta:creation-date>2017-01-25T10:21:36Z</meta:creation-date>
    <dc:date>2021-06-02T23:28:52Z</dc:date>
    <meta:editing-cycles>20</meta:editing-cycles>
    <meta:editing-duration>PT4496S</meta:editing-duration>
  </office:meta>
</office:document-meta>
</file>